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DejaVu Sans Mono" svg:font-family="'DejaVu Sans Mono'" style:font-family-generic="modern" style:font-pitch="fixed"/>
    <style:font-face style:name="FreeSans" svg:font-family="FreeSans" style:font-family-generic="modern" style:font-pitch="fixed"/>
    <style:font-face style:name="WenQuanYi Zen Hei Mono" svg:font-family="'WenQuanYi Zen Hei Mono'" style:font-family-generic="modern" style:font-pitch="fixed"/>
    <style:font-face style:name="FreeSerif" svg:font-family="FreeSerif" style:font-adornments="Mitte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First_20_line_20_indent">
      <style:paragraph-properties fo:margin-left="0in" fo:margin-right="0in" fo:text-indent="0in" style:auto-text-indent="false"/>
      <style:text-properties style:font-name="monospace" fo:font-size="10pt" officeooo:rsid="000c8b30" officeooo:paragraph-rsid="000c8b30" style:font-size-asian="10pt" style:font-size-complex="10pt"/>
    </style:style>
    <style:style style:name="P2" style:family="paragraph" style:parent-style-name="First_20_line_20_indent">
      <style:paragraph-properties fo:margin-left="0in" fo:margin-right="0in" fo:text-indent="0in" style:auto-text-indent="false"/>
      <style:text-properties style:font-name="monospace" fo:font-size="10pt" officeooo:rsid="000c8b30" officeooo:paragraph-rsid="000d5a69" style:font-size-asian="10pt" style:font-size-complex="10pt"/>
    </style:style>
    <style:style style:name="P3" style:family="paragraph" style:parent-style-name="First_20_line_20_indent">
      <style:paragraph-properties fo:margin-left="0in" fo:margin-right="0in" fo:text-indent="0in" style:auto-text-indent="false"/>
      <style:text-properties style:font-name="monospace" fo:font-size="10pt" officeooo:rsid="000c8b30" officeooo:paragraph-rsid="000e07a5" style:font-size-asian="10pt" style:font-size-complex="10pt"/>
    </style:style>
    <style:style style:name="P4" style:family="paragraph" style:parent-style-name="First_20_line_20_indent">
      <style:paragraph-properties fo:margin-left="0in" fo:margin-right="0in" fo:text-indent="0in" style:auto-text-indent="false"/>
      <style:text-properties style:font-name="monospace" fo:font-size="10pt" officeooo:rsid="000c8b30" officeooo:paragraph-rsid="0015a781" style:font-size-asian="10pt" style:font-size-complex="10pt"/>
    </style:style>
    <style:style style:name="P5" style:family="paragraph" style:parent-style-name="First_20_line_20_indent">
      <style:paragraph-properties fo:margin-left="0in" fo:margin-right="0in" fo:text-indent="0in" style:auto-text-indent="false"/>
      <style:text-properties style:font-name="monospace" fo:font-size="10pt" officeooo:rsid="0012a7f9" officeooo:paragraph-rsid="001af759" style:font-size-asian="10pt" style:font-size-complex="10pt"/>
    </style:style>
    <style:style style:name="P6" style:family="paragraph" style:parent-style-name="First_20_line_20_indent">
      <style:paragraph-properties fo:margin-left="0in" fo:margin-right="0in" fo:text-indent="0in" style:auto-text-indent="false"/>
      <style:text-properties fo:color="#c0c0c0" style:font-name="monospace" fo:font-size="10pt" officeooo:rsid="000c8b30" officeooo:paragraph-rsid="000e07a5" style:font-size-asian="10pt" style:font-size-complex="10pt"/>
    </style:style>
    <style:style style:name="P7" style:family="paragraph" style:parent-style-name="First_20_line_20_indent">
      <style:paragraph-properties fo:margin-left="0in" fo:margin-right="0in" fo:text-indent="0in" style:auto-text-indent="false"/>
      <style:text-properties fo:color="#c0c0c0" style:font-name="monospace" fo:font-size="10pt" officeooo:rsid="0012a7f9" officeooo:paragraph-rsid="000c8b30" style:font-size-asian="10pt" style:font-size-complex="10pt"/>
    </style:style>
    <style:style style:name="P8" style:family="paragraph" style:parent-style-name="First_20_line_20_indent">
      <style:paragraph-properties fo:margin-left="0in" fo:margin-right="0in" fo:text-indent="0in" style:auto-text-indent="false"/>
      <style:text-properties fo:color="#c0c0c0" style:font-name="monospace" fo:font-size="10pt" officeooo:rsid="0012a7f9" officeooo:paragraph-rsid="001af759" style:font-size-asian="10pt" style:font-size-complex="10pt"/>
    </style:style>
    <style:style style:name="P9" style:family="paragraph" style:parent-style-name="First_20_line_20_indent">
      <style:paragraph-properties fo:margin-left="0in" fo:margin-right="0in" fo:text-align="start" style:justify-single-word="false" fo:text-indent="0in" style:auto-text-indent="false"/>
      <style:text-properties fo:color="#c0c0c0" style:font-name="monospace" fo:font-size="10pt" officeooo:rsid="0012a7f9" officeooo:paragraph-rsid="001af759" fo:background-color="#ffff00" style:font-size-asian="10pt" style:font-size-complex="10pt"/>
    </style:style>
    <style:style style:name="P10" style:family="paragraph" style:parent-style-name="First_20_line_20_indent">
      <style:paragraph-properties fo:margin-left="0in" fo:margin-right="0in" fo:text-align="start" style:justify-single-word="false" fo:text-indent="0in" style:auto-text-indent="false"/>
      <style:text-properties fo:color="#c0c0c0" style:font-name="monospace" fo:font-size="10pt" officeooo:rsid="0012a7f9" officeooo:paragraph-rsid="0029afcb" fo:background-color="#ffff00" style:font-size-asian="10pt" style:font-size-complex="10pt"/>
    </style:style>
    <style:style style:name="P11" style:family="paragraph" style:parent-style-name="First_20_line_20_indent">
      <style:paragraph-properties fo:margin-left="0in" fo:margin-right="0in" fo:text-align="start" style:justify-single-word="false" fo:text-indent="0in" style:auto-text-indent="false"/>
      <style:text-properties fo:color="#c0c0c0" style:font-name="monospace" fo:font-size="10pt" officeooo:rsid="0012a7f9" officeooo:paragraph-rsid="00330c06" fo:background-color="#ffff00" style:font-size-asian="10pt" style:font-size-complex="10pt"/>
    </style:style>
    <style:style style:name="P12" style:family="paragraph" style:parent-style-name="First_20_line_20_indent">
      <style:paragraph-properties fo:margin-left="0in" fo:margin-right="0in" fo:text-align="start" style:justify-single-word="false" fo:text-indent="0in" style:auto-text-indent="false"/>
      <style:text-properties fo:color="#ff0000" style:font-name="monospace" fo:font-size="10pt" officeooo:rsid="0018fb6c" officeooo:paragraph-rsid="0018fb6c" fo:background-color="#ffff00" style:font-size-asian="10pt" style:font-size-complex="10pt"/>
    </style:style>
    <style:style style:name="P13" style:family="paragraph" style:parent-style-name="First_20_line_20_indent">
      <style:paragraph-properties fo:margin-left="0in" fo:margin-right="0in" fo:text-align="start" style:justify-single-word="false" fo:text-indent="0in" style:auto-text-indent="false"/>
      <style:text-properties fo:color="#ff0000" style:font-name="monospace" fo:font-size="10pt" officeooo:rsid="0018fb6c" officeooo:paragraph-rsid="00244741" fo:background-color="#ffff00" style:font-size-asian="10pt" style:font-size-complex="10pt"/>
    </style:style>
    <style:style style:name="P14" style:family="paragraph" style:parent-style-name="First_20_line_20_indent">
      <style:paragraph-properties fo:margin-left="0in" fo:margin-right="0in" fo:text-align="start" style:justify-single-word="false" fo:text-indent="0in" style:auto-text-indent="false"/>
      <style:text-properties fo:color="#ff0000" style:font-name="monospace" fo:font-size="10pt" officeooo:rsid="0018fb6c" officeooo:paragraph-rsid="001af759" fo:background-color="#ffff00" style:font-size-asian="10pt" style:font-size-complex="10pt"/>
    </style:style>
    <style:style style:name="P15" style:family="paragraph" style:parent-style-name="First_20_line_20_indent">
      <style:paragraph-properties fo:margin-left="0in" fo:margin-right="0in" fo:text-align="start" style:justify-single-word="false" fo:text-indent="0in" style:auto-text-indent="false"/>
      <style:text-properties officeooo:paragraph-rsid="0018fb6c"/>
    </style:style>
    <style:style style:name="P16" style:family="paragraph" style:parent-style-name="First_20_line_20_indent" style:master-page-name="">
      <style:paragraph-properties fo:margin-left="0in" fo:margin-right="0in" fo:margin-top="0in" fo:margin-bottom="0.0835in" style:contextual-spacing="false" fo:line-height="150%" fo:text-align="justify" style:justify-single-word="false" fo:text-indent="0in" style:auto-text-indent="false" style:page-number="auto" fo:background-color="transparent" style:shadow="none">
        <style:tab-stops/>
        <style:background-image/>
      </style:paragraph-properties>
    </style:style>
    <style:style style:name="P17" style:family="paragraph" style:parent-style-name="Text_20_body">
      <style:paragraph-properties fo:margin-left="0in" fo:margin-right="0in" fo:text-align="center" style:justify-single-word="false" fo:text-indent="0in" style:auto-text-indent="false"/>
      <style:text-properties officeooo:paragraph-rsid="002ce2dc"/>
    </style:style>
    <style:style style:name="P18" style:family="paragraph" style:parent-style-name="First_20_line_20_indent" style:master-page-name="">
      <style:paragraph-properties fo:margin-left="0in" fo:margin-right="0in" fo:margin-top="0in" fo:margin-bottom="0.0835in" style:contextual-spacing="false" fo:line-height="150%" fo:text-align="justify" style:justify-single-word="false" fo:text-indent="0.0075in" style:auto-text-indent="false" style:page-number="auto" fo:background-color="transparent" style:shadow="none">
        <style:tab-stops/>
        <style:background-image/>
      </style:paragraph-properties>
    </style:style>
    <style:style style:name="P19" style:family="paragraph" style:parent-style-name="First_20_line_20_indent">
      <style:paragraph-properties fo:margin-left="0in" fo:margin-right="0in" fo:margin-top="0in" fo:margin-bottom="0.0835in" style:contextual-spacing="false" fo:line-height="150%" fo:text-align="justify" style:justify-single-word="false" fo:text-indent="0.0075in" style:auto-text-indent="false" fo:background-color="transparent" style:shadow="none">
        <style:tab-stops/>
        <style:background-image/>
      </style:paragraph-properties>
    </style:style>
    <style:style style:name="P20" style:family="paragraph" style:parent-style-name="First_20_line_20_indent">
      <style:paragraph-properties fo:margin-left="0in" fo:margin-right="0in" fo:margin-top="0in" fo:margin-bottom="0.0835in" style:contextual-spacing="false" fo:line-height="150%" fo:text-align="justify" style:justify-single-word="false" fo:text-indent="0.0075in" style:auto-text-indent="false" fo:background-color="transparent" style:shadow="none">
        <style:tab-stops/>
        <style:background-image/>
      </style:paragraph-properties>
      <style:text-properties officeooo:paragraph-rsid="002ce2dc"/>
    </style:style>
    <style:style style:name="P21" style:family="paragraph" style:parent-style-name="First_20_line_20_indent">
      <style:paragraph-properties fo:margin-left="0in" fo:margin-right="0in" fo:margin-top="0in" fo:margin-bottom="0.0835in" style:contextual-spacing="false" fo:line-height="150%" fo:text-align="justify" style:justify-single-word="false" fo:text-indent="0.0075in" style:auto-text-indent="false" fo:background-color="transparent" style:shadow="none">
        <style:tab-stops/>
        <style:background-image/>
      </style:paragraph-properties>
      <style:text-properties officeooo:paragraph-rsid="002f9f8b"/>
    </style:style>
    <style:style style:name="P22" style:family="paragraph" style:parent-style-name="First_20_line_20_indent">
      <style:paragraph-properties fo:margin-left="0in" fo:margin-right="0in" fo:margin-top="0in" fo:margin-bottom="0.0835in" style:contextual-spacing="false" fo:line-height="150%" fo:text-align="justify" style:justify-single-word="false" fo:text-indent="0.0075in" style:auto-text-indent="false" fo:background-color="transparent" style:shadow="none">
        <style:tab-stops/>
        <style:background-image/>
      </style:paragraph-properties>
      <style:text-properties officeooo:paragraph-rsid="003155c8"/>
    </style:style>
    <style:style style:name="P23" style:family="paragraph" style:parent-style-name="First_20_line_20_indent">
      <style:paragraph-properties fo:margin-left="0in" fo:margin-right="0in" fo:text-indent="0in" style:auto-text-indent="false"/>
      <style:text-properties fo:color="#7e0021" style:font-name="monospace" fo:font-size="10pt" officeooo:rsid="0018065e" officeooo:paragraph-rsid="0018065e" fo:background-color="#e6e64c" style:font-size-asian="10pt" style:font-size-complex="10pt"/>
    </style:style>
    <style:style style:name="P24" style:family="paragraph" style:parent-style-name="First_20_line_20_indent">
      <style:paragraph-properties fo:margin-left="0in" fo:margin-right="0in" fo:text-indent="0in" style:auto-text-indent="false"/>
      <style:text-properties fo:color="#7e0021" style:font-name="monospace" fo:font-size="10pt" officeooo:rsid="0018065e" officeooo:paragraph-rsid="00255ddd" fo:background-color="#e6e64c" style:font-size-asian="10pt" style:font-size-complex="10pt"/>
    </style:style>
    <style:style style:name="P25" style:family="paragraph" style:parent-style-name="Heading_20_1">
      <style:paragraph-properties fo:text-align="center" style:justify-single-word="false"/>
    </style:style>
    <style:style style:name="P26" style:family="paragraph" style:parent-style-name="Heading_20_1">
      <style:paragraph-properties fo:text-align="center" style:justify-single-word="false"/>
      <style:text-properties officeooo:rsid="002ce2dc" officeooo:paragraph-rsid="002ce2dc"/>
    </style:style>
    <style:style style:name="P27" style:family="paragraph" style:parent-style-name="Heading_20_1">
      <style:paragraph-properties fo:text-align="center" style:justify-single-word="false" fo:break-before="page"/>
    </style:style>
    <style:style style:name="P28" style:family="paragraph" style:parent-style-name="Heading_20_1">
      <style:paragraph-properties fo:text-align="center" style:justify-single-word="false" fo:break-before="page"/>
      <style:text-properties officeooo:paragraph-rsid="002ce2dc"/>
    </style:style>
    <style:style style:name="P29" style:family="paragraph" style:parent-style-name="Heading_20_1">
      <style:paragraph-properties fo:margin-left="0in" fo:margin-right="0in" fo:text-align="center" style:justify-single-word="false" fo:text-indent="0in" style:auto-text-indent="false" fo:break-before="page"/>
      <style:text-properties fo:color="#ff0000" style:font-name="monospace" fo:font-size="10pt" officeooo:rsid="0018fb6c" officeooo:paragraph-rsid="002b4e1f" fo:background-color="#ffff00" style:font-size-asian="10pt" style:font-size-complex="10pt"/>
    </style:style>
    <style:style style:name="T1" style:family="text">
      <style:text-properties fo:color="#ff0000"/>
    </style:style>
    <style:style style:name="T2" style:family="text">
      <style:text-properties fo:color="#ff0000" fo:background-color="transparent"/>
    </style:style>
    <style:style style:name="T3" style:family="text">
      <style:text-properties fo:color="#ff0000" officeooo:rsid="000d5a69" fo:background-color="transparent"/>
    </style:style>
    <style:style style:name="T4" style:family="text">
      <style:text-properties fo:color="#ff0000" fo:background-color="#ffff66"/>
    </style:style>
    <style:style style:name="T5" style:family="text">
      <style:text-properties fo:color="#ff0000" officeooo:rsid="000d5a69" fo:background-color="#ffff66"/>
    </style:style>
    <style:style style:name="T6" style:family="text">
      <style:text-properties fo:color="#ff0000" officeooo:rsid="000e07a5" fo:background-color="#ffff66"/>
    </style:style>
    <style:style style:name="T7" style:family="text">
      <style:text-properties fo:color="#ff0000" officeooo:rsid="001714bb" fo:background-color="#ffff66"/>
    </style:style>
    <style:style style:name="T8" style:family="text">
      <style:text-properties fo:color="#ff0000" officeooo:rsid="000e07a5"/>
    </style:style>
    <style:style style:name="T9" style:family="text">
      <style:text-properties fo:color="#ff0000" style:font-name="monospace" fo:font-size="10pt" style:font-size-asian="10pt" style:font-size-complex="10pt"/>
    </style:style>
    <style:style style:name="T10" style:family="text">
      <style:text-properties fo:color="#ff0000" style:font-name="monospace" fo:font-size="10pt" fo:font-weight="bold" officeooo:rsid="0012a7f9" fo:background-color="transparent" style:font-name-asian="DejaVu Sans" style:font-size-asian="10pt" style:font-weight-asian="bold" style:font-name-complex="DejaVu Sans" style:font-size-complex="10pt" style:font-weight-complex="bold"/>
    </style:style>
    <style:style style:name="T11" style:family="text">
      <style:text-properties fo:color="#ff0000" style:font-name="monospace" fo:font-size="10pt" fo:font-weight="bold" officeooo:rsid="002ce2dc" fo:background-color="transparent" style:font-name-asian="DejaVu Sans" style:font-size-asian="10pt" style:font-weight-asian="bold" style:font-name-complex="DejaVu Sans" style:font-size-complex="10pt" style:font-weight-complex="bold"/>
    </style:style>
    <style:style style:name="T12" style:family="text">
      <style:text-properties fo:color="#ff0000" style:font-name="monospace" fo:font-size="10pt" fo:font-weight="bold" officeooo:rsid="00213209" fo:background-color="#ffff00" style:font-size-asian="10pt" style:font-weight-asian="bold" style:font-size-complex="10pt" style:font-weight-complex="bold"/>
    </style:style>
    <style:style style:name="T13" style:family="text">
      <style:text-properties fo:color="#ff0000" style:font-name="monospace" fo:font-size="10pt" officeooo:rsid="0018065e" fo:background-color="#ffff00" style:font-size-asian="10pt" style:font-size-complex="10pt"/>
    </style:style>
    <style:style style:name="T14" style:family="text">
      <style:text-properties fo:color="#ff0000" style:font-name="monospace" fo:font-size="10pt" officeooo:rsid="0031b81b" fo:background-color="#ffff00" style:font-size-asian="10pt" style:font-size-complex="10pt"/>
    </style:style>
    <style:style style:name="T15" style:family="text">
      <style:text-properties fo:color="#ff0000" style:font-name="monospace" officeooo:rsid="001fcb90"/>
    </style:style>
    <style:style style:name="T16" style:family="text">
      <style:text-properties fo:color="#ff0000" style:font-name="monospace" officeooo:rsid="00213209"/>
    </style:style>
    <style:style style:name="T17" style:family="text">
      <style:text-properties fo:color="#ff0000" style:font-name="monospace" officeooo:rsid="0022233a"/>
    </style:style>
    <style:style style:name="T18" style:family="text">
      <style:text-properties fo:color="#ff0000" style:font-name="monospace" officeooo:rsid="00270f7e"/>
    </style:style>
    <style:style style:name="T19" style:family="text">
      <style:text-properties fo:color="#ff0000" style:font-name="monospace" officeooo:rsid="0029afcb"/>
    </style:style>
    <style:style style:name="T20" style:family="text">
      <style:text-properties fo:color="#ff0000" style:font-name="monospace" officeooo:rsid="002f9f8b"/>
    </style:style>
    <style:style style:name="T21" style:family="text">
      <style:text-properties fo:color="#ff0000" style:font-name="monospace" officeooo:rsid="00330c06"/>
    </style:style>
    <style:style style:name="T22" style:family="text">
      <style:text-properties fo:color="#ff0000" style:font-name="monospace" officeooo:rsid="0029afcb" fo:background-color="#e6e64c"/>
    </style:style>
    <style:style style:name="T23" style:family="text">
      <style:text-properties fo:color="#ff0000" style:font-name="monospace" officeooo:rsid="002f9f8b" fo:background-color="#e6e64c"/>
    </style:style>
    <style:style style:name="T24" style:family="text">
      <style:text-properties fo:color="#ff0000" style:font-name="monospace" officeooo:rsid="00270f7e" fo:background-color="#e6e64c"/>
    </style:style>
    <style:style style:name="T25" style:family="text">
      <style:text-properties fo:color="#ff0000" style:font-name="monospace" officeooo:rsid="001fcb90" fo:background-color="#e6e64c"/>
    </style:style>
    <style:style style:name="T26" style:family="text">
      <style:text-properties fo:color="#ff0000" style:font-name="monospace" officeooo:rsid="00213209" fo:background-color="#e6e64c"/>
    </style:style>
    <style:style style:name="T27" style:family="text">
      <style:text-properties fo:color="#ff0000" style:font-name="monospace" officeooo:rsid="0022233a" fo:background-color="#e6e64c"/>
    </style:style>
    <style:style style:name="T28" style:family="text">
      <style:text-properties fo:color="#ff0000" style:font-name="monospace" officeooo:rsid="00330c06" fo:background-color="#e6e64c"/>
    </style:style>
    <style:style style:name="T29" style:family="text">
      <style:text-properties fo:color="#0000ff"/>
    </style:style>
    <style:style style:name="T30" style:family="text">
      <style:text-properties fo:color="#0000ff" fo:background-color="transparent"/>
    </style:style>
    <style:style style:name="T31" style:family="text">
      <style:text-properties fo:color="#0000ff" officeooo:rsid="000d5a69" fo:background-color="transparent"/>
    </style:style>
    <style:style style:name="T32" style:family="text">
      <style:text-properties fo:color="#0000ff" officeooo:rsid="000e07a5" fo:background-color="transparent"/>
    </style:style>
    <style:style style:name="T33" style:family="text">
      <style:text-properties fo:color="#0000ff" fo:background-color="#ffff66"/>
    </style:style>
    <style:style style:name="T34" style:family="text">
      <style:text-properties fo:color="#0000ff" officeooo:rsid="000e07a5" fo:background-color="#ffff66"/>
    </style:style>
    <style:style style:name="T35" style:family="text">
      <style:text-properties fo:color="#0000ff" officeooo:rsid="000e07a5"/>
    </style:style>
    <style:style style:name="T36" style:family="text">
      <style:text-properties fo:color="#0000ff" style:font-name="monospace" fo:font-size="10pt" fo:font-weight="bold" officeooo:rsid="002ce2dc" fo:background-color="transparent" style:font-name-asian="DejaVu Sans" style:font-size-asian="10pt" style:font-weight-asian="bold" style:font-name-complex="DejaVu Sans" style:font-size-complex="10pt" style:font-weight-complex="bold"/>
    </style:style>
    <style:style style:name="T37" style:family="text">
      <style:text-properties fo:color="#0000ff" style:font-name="monospace" fo:font-size="10pt" fo:font-weight="bold" officeooo:rsid="0012a7f9" fo:background-color="#ffff00" style:font-name-asian="DejaVu Sans" style:font-size-asian="10pt" style:font-weight-asian="bold" style:font-name-complex="DejaVu Sans" style:font-size-complex="10pt" style:font-weight-complex="bold"/>
    </style:style>
    <style:style style:name="T38" style:family="text">
      <style:text-properties fo:color="#0000ff" style:font-name="monospace" fo:font-size="10pt" fo:font-weight="bold" officeooo:rsid="002ce2dc" fo:background-color="#ffff00" style:font-name-asian="DejaVu Sans" style:font-size-asian="10pt" style:font-weight-asian="bold" style:font-name-complex="DejaVu Sans" style:font-size-complex="10pt" style:font-weight-complex="bold"/>
    </style:style>
    <style:style style:name="T39" style:family="text">
      <style:text-properties fo:color="#00ff00" fo:background-color="#ffff66"/>
    </style:style>
    <style:style style:name="T40" style:family="text">
      <style:text-properties fo:color="#00ff00" officeooo:rsid="000d5a69" fo:background-color="#ffff66"/>
    </style:style>
    <style:style style:name="T41" style:family="text">
      <style:text-properties fo:color="#00ff00" style:font-name="monospace" fo:font-size="10pt" fo:font-weight="bold" officeooo:rsid="002ce2dc" fo:background-color="transparent" style:font-name-asian="DejaVu Sans" style:font-size-asian="10pt" style:font-weight-asian="bold" style:font-name-complex="DejaVu Sans" style:font-size-complex="10pt" style:font-weight-complex="bold"/>
    </style:style>
    <style:style style:name="T42" style:family="text">
      <style:text-properties fo:color="#00ff00" style:font-name="monospace" fo:font-size="10pt" fo:font-weight="bold" officeooo:rsid="0012a7f9" fo:background-color="#ffff00" style:font-name-asian="DejaVu Sans" style:font-size-asian="10pt" style:font-weight-asian="bold" style:font-name-complex="DejaVu Sans" style:font-size-complex="10pt" style:font-weight-complex="bold"/>
    </style:style>
    <style:style style:name="T43" style:family="text">
      <style:text-properties fo:color="#00ff00" style:font-name="monospace" fo:font-size="10pt" fo:font-weight="bold" officeooo:rsid="002ce2dc" fo:background-color="#ffff00" style:font-name-asian="DejaVu Sans" style:font-size-asian="10pt" style:font-weight-asian="bold" style:font-name-complex="DejaVu Sans" style:font-size-complex="10pt" style:font-weight-complex="bold"/>
    </style:style>
    <style:style style:name="T44" style:family="text">
      <style:text-properties fo:background-color="transparent"/>
    </style:style>
    <style:style style:name="T45" style:family="text">
      <style:text-properties fo:color="#23ff23"/>
    </style:style>
    <style:style style:name="T46" style:family="text">
      <style:text-properties fo:color="#23ff23" fo:background-color="transparent"/>
    </style:style>
    <style:style style:name="T47" style:family="text">
      <style:text-properties fo:color="#23ff23" officeooo:rsid="000d5a69" fo:background-color="transparent"/>
    </style:style>
    <style:style style:name="T48" style:family="text">
      <style:text-properties fo:color="#23ff23" fo:background-color="#ffff66"/>
    </style:style>
    <style:style style:name="T49" style:family="text">
      <style:text-properties fo:color="#23ff23" officeooo:rsid="000e07a5"/>
    </style:style>
    <style:style style:name="T50" style:family="text">
      <style:text-properties fo:color="#993366"/>
    </style:style>
    <style:style style:name="T51" style:family="text">
      <style:text-properties fo:color="#993366" officeooo:rsid="000d5a69" fo:background-color="transparent"/>
    </style:style>
    <style:style style:name="T52" style:family="text">
      <style:text-properties fo:color="#993366" fo:background-color="#ffff66"/>
    </style:style>
    <style:style style:name="T53" style:family="text">
      <style:text-properties fo:color="#00dcff"/>
    </style:style>
    <style:style style:name="T54" style:family="text">
      <style:text-properties fo:color="#00dcff" fo:background-color="transparent"/>
    </style:style>
    <style:style style:name="T55" style:family="text">
      <style:text-properties fo:color="#00dcff" officeooo:rsid="000d5a69" fo:background-color="transparent"/>
    </style:style>
    <style:style style:name="T56" style:family="text">
      <style:text-properties fo:color="#00dcff" officeooo:rsid="000e07a5" fo:background-color="transparent"/>
    </style:style>
    <style:style style:name="T57" style:family="text">
      <style:text-properties fo:color="#00dcff" fo:background-color="#ffff66"/>
    </style:style>
    <style:style style:name="T58" style:family="text">
      <style:text-properties fo:color="#c0c0c0"/>
    </style:style>
    <style:style style:name="T59" style:family="text">
      <style:text-properties fo:color="#c0c0c0" fo:background-color="transparent"/>
    </style:style>
    <style:style style:name="T60" style:family="text">
      <style:text-properties fo:color="#c0c0c0" style:font-name="monospace" fo:font-size="10pt" officeooo:rsid="0012a7f9" style:font-size-asian="10pt" style:font-size-complex="10pt"/>
    </style:style>
    <style:style style:name="T61" style:family="text">
      <style:text-properties fo:color="#c0c0c0" style:font-name="monospace" fo:font-size="10pt" fo:font-weight="bold" officeooo:rsid="0012a7f9" fo:background-color="transparent" style:font-name-asian="DejaVu Sans" style:font-size-asian="10pt" style:font-weight-asian="bold" style:font-name-complex="DejaVu Sans" style:font-size-complex="10pt" style:font-weight-complex="bold"/>
    </style:style>
    <style:style style:name="T62" style:family="text">
      <style:text-properties fo:color="#000000" officeooo:rsid="000d5a69" fo:background-color="transparent"/>
    </style:style>
    <style:style style:name="T63" style:family="text">
      <style:text-properties fo:color="#000000" officeooo:rsid="000e07a5"/>
    </style:style>
    <style:style style:name="T64" style:family="text">
      <style:text-properties style:use-window-font-color="true"/>
    </style:style>
    <style:style style:name="T65" style:family="text">
      <style:text-properties style:use-window-font-color="true" officeooo:rsid="000e07a5" fo:background-color="transparent"/>
    </style:style>
    <style:style style:name="T66" style:family="text">
      <style:text-properties style:use-window-font-color="true" fo:background-color="#ffff66"/>
    </style:style>
    <style:style style:name="T67" style:family="text">
      <style:text-properties style:use-window-font-color="true" style:font-name="Liberation Sans" fo:font-size="16.1000003814697pt" fo:font-weight="bold" fo:background-color="transparent" style:font-name-asian="DejaVu Sans" style:font-size-asian="16.1000003814697pt" style:font-weight-asian="bold" style:font-name-complex="DejaVu Sans" style:font-size-complex="16.1000003814697pt" style:font-weight-complex="bold"/>
    </style:style>
    <style:style style:name="T68" style:family="text">
      <style:text-properties style:use-window-font-color="true" style:font-name="Liberation Sans" fo:font-size="16.1000003814697pt" fo:font-weight="bold" officeooo:rsid="0013fcc7" fo:background-color="transparent" style:font-name-asian="DejaVu Sans" style:font-size-asian="16.1000003814697pt" style:font-weight-asian="bold" style:font-name-complex="DejaVu Sans" style:font-size-complex="16.1000003814697pt" style:font-weight-complex="bold"/>
    </style:style>
    <style:style style:name="T69" style:family="text">
      <style:text-properties style:use-window-font-color="true" style:font-name="Liberation Sans" fo:font-size="16.1000003814697pt" fo:font-weight="bold" officeooo:rsid="002b4e1f" fo:background-color="transparent" style:font-name-asian="DejaVu Sans" style:font-size-asian="16.1000003814697pt" style:font-weight-asian="bold" style:font-name-complex="DejaVu Sans" style:font-size-complex="16.1000003814697pt" style:font-weight-complex="bold"/>
    </style:style>
    <style:style style:name="T70" style:family="text">
      <style:text-properties style:use-window-font-color="true" style:font-name="Liberation Sans" fo:font-size="16.1000003814697pt" fo:font-weight="bold" officeooo:rsid="002ce2dc" fo:background-color="transparent" style:font-name-asian="DejaVu Sans" style:font-size-asian="16.1000003814697pt" style:font-weight-asian="bold" style:font-name-complex="DejaVu Sans" style:font-size-complex="16.1000003814697pt" style:font-weight-complex="bold"/>
    </style:style>
    <style:style style:name="T71" style:family="text">
      <style:text-properties style:use-window-font-color="true" style:font-name="monospace" fo:font-size="10pt" fo:font-weight="bold" officeooo:rsid="0012a7f9" fo:background-color="transparent" style:font-name-asian="DejaVu Sans" style:font-size-asian="10pt" style:font-weight-asian="bold" style:font-name-complex="DejaVu Sans" style:font-size-complex="10pt" style:font-weight-complex="bold"/>
    </style:style>
    <style:style style:name="T72" style:family="text">
      <style:text-properties style:use-window-font-color="true" style:font-name="monospace" fo:font-size="10pt" fo:font-weight="bold" officeooo:rsid="002ce2dc" fo:background-color="transparent" style:font-name-asian="DejaVu Sans" style:font-size-asian="10pt" style:font-weight-asian="bold" style:font-name-complex="DejaVu Sans" style:font-size-complex="10pt" style:font-weight-complex="bold"/>
    </style:style>
    <style:style style:name="T73" style:family="text">
      <style:text-properties style:use-window-font-color="true" fo:background-color="#ffff00"/>
    </style:style>
    <style:style style:name="T74" style:family="text">
      <style:text-properties fo:color="#280099"/>
    </style:style>
    <style:style style:name="T75" style:family="text">
      <style:text-properties fo:color="#280099" officeooo:rsid="000d5a69" fo:background-color="transparent"/>
    </style:style>
    <style:style style:name="T76" style:family="text">
      <style:text-properties officeooo:rsid="000e07a5"/>
    </style:style>
    <style:style style:name="T77" style:family="text">
      <style:text-properties fo:color="#0084d1" fo:background-color="#ffff66"/>
    </style:style>
    <style:style style:name="T78" style:family="text">
      <style:text-properties fo:color="#0084d1" officeooo:rsid="000e07a5" fo:background-color="#ffff66"/>
    </style:style>
    <style:style style:name="T79" style:family="text">
      <style:text-properties fo:color="#00ffff"/>
    </style:style>
    <style:style style:name="T80" style:family="text">
      <style:text-properties fo:color="#00ffff" officeooo:rsid="000e07a5"/>
    </style:style>
    <style:style style:name="T81" style:family="text">
      <style:text-properties fo:color="#00ffff" style:font-name="monospace" fo:font-size="10pt" style:font-size-asian="10pt" style:font-size-complex="10pt"/>
    </style:style>
    <style:style style:name="T82" style:family="text">
      <style:text-properties fo:color="#00ffff" style:font-name="monospace" fo:font-size="10pt" fo:font-weight="bold" officeooo:rsid="0012a7f9" fo:background-color="transparent" style:font-name-asian="DejaVu Sans" style:font-size-asian="10pt" style:font-weight-asian="bold" style:font-name-complex="DejaVu Sans" style:font-size-complex="10pt" style:font-weight-complex="bold"/>
    </style:style>
    <style:style style:name="T83" style:family="text">
      <style:text-properties fo:color="#00ffff" style:font-name="monospace" fo:font-size="10pt" fo:font-weight="bold" officeooo:rsid="002ce2dc" fo:background-color="transparent" style:font-name-asian="DejaVu Sans" style:font-size-asian="10pt" style:font-weight-asian="bold" style:font-name-complex="DejaVu Sans" style:font-size-complex="10pt" style:font-weight-complex="bold"/>
    </style:style>
    <style:style style:name="T84" style:family="text">
      <style:text-properties fo:color="#008000" style:font-name="monospace" fo:font-size="10pt" style:font-size-asian="10pt" style:font-size-complex="10pt"/>
    </style:style>
    <style:style style:name="T85" style:family="text">
      <style:text-properties fo:color="#800080" style:font-name="monospace" fo:font-size="10pt" style:font-size-asian="10pt" style:font-size-complex="10pt"/>
    </style:style>
    <style:style style:name="T86" style:family="text">
      <style:text-properties fo:color="#b3b300" style:font-name="monospace" fo:font-size="10pt" style:font-size-asian="10pt" style:font-size-complex="10pt"/>
    </style:style>
    <style:style style:name="T87" style:family="text">
      <style:text-properties fo:color="#006600" style:font-name="monospace" fo:font-size="10pt" style:font-size-asian="10pt" style:font-size-complex="10pt"/>
    </style:style>
    <style:style style:name="T88" style:family="text">
      <style:text-properties fo:color="#00cccc" style:font-name="monospace" fo:font-size="10pt" style:font-size-asian="10pt" style:font-size-complex="10pt"/>
    </style:style>
    <style:style style:name="T89" style:family="text">
      <style:text-properties fo:color="#993399" style:font-name="monospace" fo:font-size="10pt" style:font-size-asian="10pt" style:font-size-complex="10pt"/>
    </style:style>
    <style:style style:name="T90" style:family="text">
      <style:text-properties fo:color="#999900" style:font-name="monospace" fo:font-size="10pt" style:font-size-asian="10pt" style:font-size-complex="10pt"/>
    </style:style>
    <style:style style:name="T91" style:family="text">
      <style:text-properties fo:color="#666600" style:font-name="monospace" fo:font-size="10pt" style:font-size-asian="10pt" style:font-size-complex="10pt"/>
    </style:style>
    <style:style style:name="T92" style:family="text">
      <style:text-properties officeooo:rsid="0013fcc7"/>
    </style:style>
    <style:style style:name="T93" style:family="text">
      <style:text-properties fo:color="#ff00ff"/>
    </style:style>
    <style:style style:name="T94" style:family="text">
      <style:text-properties fo:color="#ff00ff" fo:background-color="#ffff66"/>
    </style:style>
    <style:style style:name="T95" style:family="text">
      <style:text-properties fo:color="#94006b"/>
    </style:style>
    <style:style style:name="T96" style:family="text">
      <style:text-properties fo:color="#ff420e"/>
    </style:style>
    <style:style style:name="T97" style:family="text">
      <style:text-properties fo:color="#ff420e" style:font-name="monospace" fo:font-size="10pt" fo:font-weight="bold" officeooo:rsid="0012a7f9" fo:background-color="transparent" style:font-name-asian="DejaVu Sans" style:font-size-asian="10pt" style:font-weight-asian="bold" style:font-name-complex="DejaVu Sans" style:font-size-complex="10pt" style:font-weight-complex="bold"/>
    </style:style>
    <style:style style:name="T98" style:family="text">
      <style:text-properties fo:color="#ff420e" style:font-name="monospace" fo:font-size="10pt" fo:font-weight="bold" officeooo:rsid="002eb203" fo:background-color="transparent" style:font-name-asian="DejaVu Sans" style:font-size-asian="10pt" style:font-weight-asian="bold" style:font-name-complex="DejaVu Sans" style:font-size-complex="10pt" style:font-weight-complex="bold"/>
    </style:style>
    <style:style style:name="T99" style:family="text">
      <style:text-properties fo:background-color="#ffff66"/>
    </style:style>
    <style:style style:name="T100" style:family="text">
      <style:text-properties style:font-name="monospace" fo:font-size="10pt" style:font-size-asian="10pt" style:font-size-complex="10pt"/>
    </style:style>
    <style:style style:name="T101" style:family="text">
      <style:text-properties style:font-name="monospace" fo:font-size="10pt" officeooo:rsid="000fb1b6" style:font-size-asian="10pt" style:font-size-complex="10pt"/>
    </style:style>
    <style:style style:name="T102" style:family="text">
      <style:text-properties style:font-name="monospace" fo:font-size="10pt" officeooo:rsid="000e0065" style:font-size-asian="10pt" style:font-size-complex="10pt"/>
    </style:style>
    <style:style style:name="T103" style:family="text">
      <style:text-properties style:font-name="monospace" fo:font-size="10pt" fo:font-weight="bold" officeooo:rsid="00213209" fo:background-color="#ffff00" style:font-size-asian="10pt" style:font-weight-asian="bold" style:font-size-complex="10pt" style:font-weight-complex="bold"/>
    </style:style>
    <style:style style:name="T104" style:family="text">
      <style:text-properties style:font-name="monospace" fo:font-size="12pt" style:font-size-asian="12pt" style:font-size-complex="12pt"/>
    </style:style>
    <style:style style:name="T105" style:family="text">
      <style:text-properties style:font-name="monospace" officeooo:rsid="0029afcb" fo:background-color="#e6e64c"/>
    </style:style>
    <style:style style:name="T106" style:family="text">
      <style:text-properties style:font-name="monospace" officeooo:rsid="002f9f8b" fo:background-color="#e6e64c"/>
    </style:style>
    <style:style style:name="T107" style:family="text">
      <style:text-properties style:font-name="monospace" officeooo:rsid="00270f7e" fo:background-color="#e6e64c"/>
    </style:style>
    <style:style style:name="T108" style:family="text">
      <style:text-properties style:font-name="monospace" officeooo:rsid="001fcb90" fo:background-color="#e6e64c"/>
    </style:style>
    <style:style style:name="T109" style:family="text">
      <style:text-properties style:font-name="monospace" officeooo:rsid="00213209" fo:background-color="#e6e64c"/>
    </style:style>
    <style:style style:name="T110" style:family="text">
      <style:text-properties style:font-name="monospace" officeooo:rsid="0022233a" fo:background-color="#e6e64c"/>
    </style:style>
    <style:style style:name="T111" style:family="text">
      <style:text-properties style:font-name="monospace" officeooo:rsid="00330c06" fo:background-color="#e6e64c"/>
    </style:style>
    <style:style style:name="T112" style:family="text">
      <style:text-properties officeooo:rsid="00255ddd"/>
    </style:style>
    <style:style style:name="T113" style:family="text">
      <style:text-properties fo:color="#808080" style:font-name="monospace" fo:font-size="10pt" fo:font-weight="bold" officeooo:rsid="0012a7f9" fo:background-color="transparent" style:font-name-asian="DejaVu Sans" style:font-size-asian="10pt" style:font-weight-asian="bold" style:font-name-complex="DejaVu Sans" style:font-size-complex="10pt" style:font-weight-complex="bold"/>
    </style:style>
    <style:style style:name="T114" style:family="text">
      <style:text-properties fo:background-color="#ffff00"/>
    </style:style>
    <style:style style:name="T115" style:family="text">
      <style:text-properties fo:color="#800000" style:font-name="monospace" officeooo:rsid="0029afcb" fo:background-color="#e6e64c"/>
    </style:style>
    <style:style style:name="T116" style:family="text">
      <style:text-properties fo:color="#800000" style:font-name="monospace" officeooo:rsid="002f9f8b" fo:background-color="#e6e64c"/>
    </style:style>
    <style:style style:name="T117" style:family="text">
      <style:text-properties fo:color="#800000" style:font-name="monospace" officeooo:rsid="00270f7e" fo:background-color="#e6e64c"/>
    </style:style>
    <style:style style:name="T118" style:family="text">
      <style:text-properties fo:color="#800000" style:font-name="monospace" officeooo:rsid="001fcb90" fo:background-color="#e6e64c"/>
    </style:style>
    <style:style style:name="T119" style:family="text">
      <style:text-properties fo:color="#800000" style:font-name="monospace" officeooo:rsid="00213209" fo:background-color="#e6e64c"/>
    </style:style>
    <style:style style:name="T120" style:family="text">
      <style:text-properties fo:color="#800000" style:font-name="monospace" officeooo:rsid="0022233a" fo:background-color="#e6e64c"/>
    </style:style>
    <style:style style:name="T121" style:family="text">
      <style:text-properties fo:color="#800000" style:font-name="monospace" officeooo:rsid="00330c06" fo:background-color="#e6e64c"/>
    </style:style>
    <style:style style:name="T122" style:family="text">
      <style:text-properties fo:color="#7e0021"/>
    </style:style>
    <style:style style:name="T123" style:family="text">
      <style:text-properties fo:color="#7e0021" style:font-name="monospace" officeooo:rsid="0029afcb" fo:background-color="#e6e64c"/>
    </style:style>
    <style:style style:name="T124" style:family="text">
      <style:text-properties fo:color="#7e0021" style:font-name="monospace" officeooo:rsid="002f9f8b" fo:background-color="#e6e64c"/>
    </style:style>
    <style:style style:name="T125" style:family="text">
      <style:text-properties fo:color="#7e0021" style:font-name="monospace" officeooo:rsid="00270f7e" fo:background-color="#e6e64c"/>
    </style:style>
    <style:style style:name="T126" style:family="text">
      <style:text-properties fo:color="#7e0021" style:font-name="monospace" officeooo:rsid="001fcb90" fo:background-color="#e6e64c"/>
    </style:style>
    <style:style style:name="T127" style:family="text">
      <style:text-properties fo:color="#7e0021" style:font-name="monospace" officeooo:rsid="00213209" fo:background-color="#e6e64c"/>
    </style:style>
    <style:style style:name="T128" style:family="text">
      <style:text-properties fo:color="#7e0021" style:font-name="monospace" officeooo:rsid="0022233a" fo:background-color="#e6e64c"/>
    </style:style>
    <style:style style:name="T129" style:family="text">
      <style:text-properties fo:color="#7e0021" style:font-name="monospace" officeooo:rsid="00330c06" fo:background-color="#e6e64c"/>
    </style:style>
    <style:style style:name="T130" style:family="text">
      <style:text-properties fo:color="#7e0021" style:font-name="monospace" fo:font-size="10pt" fo:font-weight="bold" officeooo:rsid="00213209" fo:background-color="#ffff00" style:font-size-asian="10pt" style:font-weight-asian="bold" style:font-size-complex="10pt" style:font-weight-complex="bold"/>
    </style:style>
    <style:style style:name="T131" style:family="text">
      <style:text-properties fo:color="#7e0021" style:font-name="monospace" fo:font-size="10pt" fo:font-weight="bold" officeooo:rsid="00213209" style:font-size-asian="10pt" style:font-weight-asian="bold" style:font-size-complex="10pt" style:font-weight-complex="bold"/>
    </style:style>
    <style:style style:name="T132" style:family="text">
      <style:text-properties fo:color="#7e0021" style:font-name="monospace" fo:font-size="10pt" fo:font-weight="bold" officeooo:rsid="00213209" fo:background-color="#e6e64c" style:font-size-asian="10pt" style:font-weight-asian="bold" style:font-size-complex="10pt" style:font-weight-complex="bold"/>
    </style:style>
    <style:style style:name="T133" style:family="text">
      <style:text-properties fo:color="#7e0021" officeooo:rsid="00255ddd"/>
    </style:style>
    <style:style style:name="T134" style:family="text">
      <style:text-properties fo:color="#7e0021" fo:background-color="#e6e64c"/>
    </style:style>
    <style:style style:name="T135" style:family="text">
      <style:text-properties fo:color="#7e0021" officeooo:rsid="00255ddd" fo:background-color="#e6e64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<text:span text:style-name="T13">FAT </text:span><text:span text:style-name="T14">stores bytes in little endian. Eg 0002 means 0x0200</text:span></text:p>
      <text:h text:style-name="P25" text:outline-level="1">BootSector</text:h>
      <text:p text:style-name="P1">0000000: <text:span text:style-name="T1">eb58 90</text:span><text:span text:style-name="T29">6d 6b64 6f73 6673 00</text:span><text:span text:style-name="T48">00 02</text:span><text:span text:style-name="T52">01 </text:span><text:span text:style-name="T57">0200</text:span><text:span text:style-name="T44"> <text:s/>.X.mkdosfs...... </text:span></text:p>
      <text:p text:style-name="P1"><text:span text:style-name="T59">//</text:span><text:span text:style-name="T2">jmpBoot </text:span><text:span text:style-name="T30">OEM</text:span><text:span text:style-name="T31">N</text:span><text:span text:style-name="T30">ame </text:span><text:span text:style-name="T48">BytsPerSec</text:span><text:span text:style-name="T4"> </text:span><text:span text:style-name="T52">SecPerClus</text:span><text:span text:style-name="T33"> </text:span><text:span text:style-name="T57">RsvdSecCnt </text:span></text:p>
      <text:p text:style-name="P1">0000010: <text:span text:style-name="T4">02</text:span><text:span text:style-name="T29">00 00</text:span><text:span text:style-name="T39">e8 03</text:span>f8 <text:span text:style-name="T50">0000</text:span> <text:span text:style-name="T46">2000 </text:span><text:span text:style-name="T53">4000</text:span> <text:span text:style-name="T74">0000 0000</text:span> <text:s/>........ .@..... </text:p>
      <text:p text:style-name="P2"><text:span text:style-name="T59">//</text:span><text:span text:style-name="T5">NumFATs</text:span><text:span text:style-name="T3"> </text:span><text:span text:style-name="T31">RootEntCnt </text:span><text:span text:style-name="T40">TotSec16 </text:span><text:span text:style-name="T62">Media </text:span><text:span text:style-name="T51">FATSz16 </text:span><text:span text:style-name="T47">SecPerTrk </text:span><text:span text:style-name="T55">NumHeads </text:span><text:span text:style-name="T75">HiddSec</text:span><text:span text:style-name="T62"> </text:span></text:p>
      <text:p text:style-name="P4">0000020: <text:span text:style-name="T7">0000 0000</text:span> <text:span text:style-name="T33">0800 0000</text:span> 0000 <text:span text:style-name="T53">0000</text:span> <text:span text:style-name="T77">0200 0000</text:span> <text:s/>................ </text:p>
      <text:p text:style-name="P3"><text:span text:style-name="T59">//</text:span><text:span text:style-name="T6">TotSec32 </text:span><text:span text:style-name="T34">FATSz32 </text:span><text:span text:style-name="T65">ExtFlags</text:span><text:span text:style-name="T32"> </text:span><text:span text:style-name="T56">FSVer </text:span><text:span text:style-name="T78">RootClus </text:span></text:p>
      <text:p text:style-name="P2">0000030: <text:span text:style-name="T1">0100</text:span> <text:span text:style-name="T29">0100</text:span> 0000 0000 0000 0000 0000 0000 <text:s/>................ </text:p>
      <text:p text:style-name="P3"><text:span text:style-name="T58">//</text:span><text:span text:style-name="T8">FSInfo</text:span><text:span text:style-name="T76"> </text:span><text:span text:style-name="T35">BkBootSec </text:span><text:span text:style-name="T76">Reserved </text:span></text:p>
      <text:p text:style-name="P3">0000040: <text:span text:style-name="T1">00</text:span><text:span text:style-name="T29">00</text:span> <text:span text:style-name="T45">29</text:span>83 37d7 02<text:span text:style-name="T79">4e 4f20 4e41 4d45 2020</text:span> <text:s/>..).7..NO NAME <text:s/></text:p>
      <text:p text:style-name="P6">//<text:span text:style-name="T1"> </text:span><text:span text:style-name="T8">DrvNum</text:span><text:span text:style-name="T76"> </text:span><text:span text:style-name="T35">Reserved1 </text:span><text:span text:style-name="T49">BootSig </text:span><text:span text:style-name="T63">VolID </text:span><text:span text:style-name="T80">VolLab </text:span></text:p>
      <text:p text:style-name="P1">0000050: <text:span text:style-name="T79">2020</text:span> <text:span text:style-name="T1">4641 5433 3220 2020</text:span> 0e1f be77 7cac <text:s text:c="3"/>FAT32 <text:s text:c="2"/>...w|. </text:p>
      <text:p text:style-name="P6">//<text:span text:style-name="T80">VolLab <text:s/></text:span><text:span text:style-name="T8">FilSysType </text:span></text:p>
      <text:p text:style-name="P1">0000060: 22c0 740b 56b4 0ebb 0700 cd10 5eeb f032 <text:s/>".t.V.......^..2 </text:p>
      <text:p text:style-name="P1">0000070: e4cd 16cd 19eb fe54 6869 7320 6973 206e <text:s/>.......This is n </text:p>
      <text:p text:style-name="P1">….</text:p>
      <text:p text:style-name="P7"/>
      <text:p text:style-name="P23"><text:span text:style-name="T112">#</text:span>first FAT offset = RsvdSecCnt * BytsPerSec</text:p>
      <text:p text:style-name="P23"><text:span text:style-name="T112">#</text:span>Bytes per FAT = Fat32Sz * BytsPerSec</text:p>
      <text:p text:style-name="P24"><text:span text:style-name="T112">#</text:span>Data offset = (RsvdSecCnt + NumFATs * FAT32Sz) * BytsPerSec</text:p>
      <text:p text:style-name="P24"><text:span text:style-name="T112">#</text:span>Root Directory offset = Data offset + (RootClus – 2) * BytsPerSec</text:p>
      <text:p text:style-name="P23"><text:span text:style-name="T112">#</text:span>Cluster n offset = Data offset + (n – 2) * BytsPerSec</text:p>
      <text:h text:style-name="P27" text:outline-level="1">FAT</text:h>
      <text:p text:style-name="P15"><text:span text:style-name="T84">green</text:span><text:span text:style-name="T100"> and </text:span><text:span text:style-name="T81">blue</text:span><text:span text:style-name="T100"> one are Fat[0] and Fat[1], so ignore them<text:line-break/></text:span><text:span text:style-name="T9">red</text:span><text:span text:style-name="T100"> one </text:span><text:span text:style-name="T101">is means the end of root directory</text:span><text:span text:style-name="T100"><text:line-break/></text:span><text:span text:style-name="T85">purple</text:span><text:span text:style-name="T100"> one </text:span><text:span text:style-name="T102">means a file continues on to cluster 4</text:span><text:span text:style-name="T100"><text:line-break/></text:span><text:span text:style-name="T86">yellow</text:span><text:span text:style-name="T100"> </text:span><text:span text:style-name="T102">one means ends in this cluster</text:span><text:span text:style-name="T100">.<text:line-break/></text:span><text:span text:style-name="Teletype"><text:span text:style-name="T100"><text:line-break/>0000400: </text:span></text:span><text:span text:style-name="Teletype"><text:span text:style-name="T87">f8ff ff0f</text:span></text:span><text:span text:style-name="Teletype"><text:span text:style-name="T100"> </text:span></text:span><text:span text:style-name="Teletype"><text:span text:style-name="T88">ffff ff0f</text:span></text:span><text:span text:style-name="Teletype"><text:span text:style-name="T100"> </text:span></text:span><text:span text:style-name="Teletype"><text:span text:style-name="T9">f8ff ff0f</text:span></text:span><text:span text:style-name="Teletype"><text:span text:style-name="T100"> </text:span></text:span><text:span text:style-name="Teletype"><text:span text:style-name="T89">0400 0000</text:span></text:span><text:span text:style-name="Teletype"><text:span text:style-name="T100">  ................<text:line-break/>0000410: </text:span></text:span><text:span text:style-name="Teletype"><text:span text:style-name="T90">ffff ff0f</text:span></text:span><text:span text:style-name="Teletype"><text:span text:style-name="T91"> </text:span></text:span><text:span text:style-name="Teletype"><text:span text:style-name="T100">0000 0000 0000 0000 0000 0000  ................</text:span></text:span><text:span text:style-name="Teletype"><text:span text:style-name="T104"><text:line-break/></text:span></text:span></text:p>
      <text:p text:style-name="P15"><text:span text:style-name="Teletype"/></text:p>
      <text:p text:style-name="P13"><text:span text:style-name="Teletype"><text:span text:style-name="T135">#FAT length = (BytsPerSec * (TotSec32+TotSec16) - DataOffset) / BytsPerSec / SecPerClus</text:span></text:span></text:p>
      <text:p text:style-name="P12"><text:span text:style-name="Teletype"><text:span text:style-name="T135">#EOF detection : value&gt;=0x0FFFFFFF8</text:span></text:span></text:p>
      <text:p text:style-name="P12"><text:span text:style-name="Teletype"><text:span text:style-name="T134"/></text:span></text:p>
      <text:h text:style-name="P28" text:outline-level="1">DirEntry <text:span text:style-name="T92">(Short file name)</text:span></text:h>
      <text:h text:style-name="P26" text:outline-level="1">eg. a file called A.TXT</text:h>
      <text:p text:style-name="P5">0002400: <text:span text:style-name="T4">4120 2020 2020 2020</text:span><text:span text:style-name="T1"> </text:span><text:span text:style-name="T94">5458 54</text:span><text:span text:style-name="T114">20</text:span> <text:span text:style-name="T95">00</text:span><text:span text:style-name="T45">64</text:span> <text:span text:style-name="T53">1d50</text:span> <text:s/>A <text:s text:c="6"/>TXT .d.P </text:p>
      <text:p text:style-name="P8">//<text:span text:style-name="T4">FileName</text:span> <text:span text:style-name="T94">Extension</text:span><text:span text:style-name="T64"> </text:span><text:span text:style-name="T73">Attr</text:span><text:span text:style-name="T93"> </text:span><text:span text:style-name="T95">NTRes</text:span><text:span text:style-name="T96"> </text:span><text:span text:style-name="T45">CrtTimeTenth</text:span><text:span text:style-name="T93"> </text:span><text:span text:style-name="T53">CrtTime </text:span></text:p>
      <text:p text:style-name="P5">0002410: <text:span text:style-name="T1">6f43</text:span> <text:span text:style-name="T29">6f43</text:span> <text:span text:style-name="T99">0000</text:span> <text:span text:style-name="T45">1d50</text:span> <text:span text:style-name="T79">6f43</text:span> <text:span text:style-name="T4">0300</text:span> <text:span text:style-name="T33">3600 0000</text:span> <text:s/>oCoC...PoC..6...</text:p>
      <text:p text:style-name="P8">//<text:span text:style-name="T2">CrtDate</text:span> <text:span text:style-name="T29">LstAccDate</text:span> <text:span text:style-name="T66">FstClusHI </text:span><text:span text:style-name="T45">WrtTime </text:span><text:span text:style-name="T54">WrtDate</text:span> <text:span text:style-name="T4">FstClusLO </text:span><text:span text:style-name="T33">FileSize</text:span> </text:p>
      <text:p text:style-name="P9"><text:span text:style-name="Teletype"><text:span text:style-name="T60"/></text:span></text:p>
      <text:p text:style-name="P10"><text:span text:style-name="Teletype"><text:span text:style-name="T123">#Entry .(0x2E) And ..(0x2E2E): first two entry in a </text:span></text:span><text:span text:style-name="Teletype"><text:span text:style-name="T124">sub</text:span></text:span><text:span text:style-name="Teletype"><text:span text:style-name="T123">directory</text:span></text:span></text:p>
      <text:p text:style-name="P10"><text:span text:style-name="Teletype"><text:span text:style-name="T125">#</text:span></text:span><text:span text:style-name="Teletype"><text:span text:style-name="T126">After deletion: FileName[0] = 0xE5</text:span></text:span></text:p>
      <text:p text:style-name="P9"><text:span text:style-name="Teletype"><text:span text:style-name="T125">#</text:span></text:span><text:span text:style-name="Teletype"><text:span text:style-name="T127">Directory: </text:span></text:span><text:span text:style-name="Teletype"><text:span text:style-name="T128">Attr</text:span></text:span><text:span text:style-name="Teletype"><text:span text:style-name="T127"> </text:span></text:span><text:span text:style-name="Teletype"><text:span text:style-name="T128">&amp;</text:span></text:span><text:span text:style-name="Teletype"><text:span text:style-name="T127"> 0x</text:span></text:span><text:span text:style-name="Teletype"><text:span text:style-name="T128">10 = 0x10, </text:span></text:span><text:span text:style-name="Teletype"><text:span text:style-name="T123">FileSize = 0</text:span></text:span></text:p>
      <text:p text:style-name="P9"><text:span text:style-name="Teletype"><text:span text:style-name="T125">#</text:span></text:span><text:span text:style-name="Teletype"><text:span text:style-name="T127">Normal File: Attr &amp; 0x</text:span></text:span><text:span text:style-name="Teletype"><text:span text:style-name="T128">10 = 0</text:span></text:span></text:p>
      <text:p text:style-name="P9"><text:span text:style-name="Teletype"><text:span text:style-name="T125">#</text:span></text:span><text:span text:style-name="Teletype"><text:span text:style-name="T128">FstClus = (((uint32_t) le16toh(FstClusHI) ) &lt;&lt; 16 + (uint32_t) le16toh( FstClusLO) ) &amp; 0x00FFFFFF</text:span></text:span></text:p>
      <text:p text:style-name="P11"><text:span text:style-name="Teletype"><text:span text:style-name="T129">#For empty files: FstClusHI, FstClusLO and FileSize are all 0</text:span></text:span></text:p>
      <text:p text:style-name="P14"><text:span text:style-name="Teletype"/></text:p>
      <text:h text:style-name="P29" text:outline-level="1"><text:span text:style-name="Teletype"><text:span text:style-name="T67">DirEntry </text:span></text:span><text:span text:style-name="Teletype"><text:span text:style-name="T69">(Long</text:span></text:span><text:span text:style-name="Teletype"><text:span text:style-name="T68"> file name)</text:span></text:span></text:h>
      <text:p text:style-name="P17"><text:span text:style-name="Teletype"><text:span text:style-name="T70">Eg. a directory called folder</text:span></text:span></text:p>
      <text:p text:style-name="P18"><text:span text:style-name="Teletype"><text:span text:style-name="T113">0000000: 4120 2020 2020 2020 5458 5420 0064 d96b <text:s/>A <text:s text:c="6"/>TXT .d.k </text:span></text:span></text:p>
      <text:p text:style-name="P20"><text:span text:style-name="Teletype"><text:span text:style-name="T113">0000010: 6f43 6f43 0000 d96b 6f43 0300 de02 0000 <text:s/>oCoC...koC......</text:span></text:span></text:p>
      <text:p text:style-name="P20"><text:span text:style-name="Teletype"><text:span text:style-name="T61">//</text:span></text:span><text:span text:style-name="Teletype"><text:span text:style-name="T71">Here goes the folder entrie</text:span></text:span><text:span text:style-name="Teletype"><text:span text:style-name="T72">s:</text:span></text:span><text:span text:style-name="Teletype"><text:span text:style-name="T71"> </text:span></text:span></text:p>
      <text:p text:style-name="P19"><text:span text:style-name="Teletype"><text:span text:style-name="T71">0000020: </text:span></text:span><text:span text:style-name="Teletype"><text:span text:style-name="T10">41</text:span></text:span><text:span text:style-name="Teletype"><text:span text:style-name="T37">66 006f 006c 0064 0065 00</text:span></text:span><text:span text:style-name="Teletype"><text:span text:style-name="T42">0f</text:span></text:span><text:span text:style-name="Teletype"><text:span text:style-name="T71"> </text:span></text:span><text:span text:style-name="Teletype"><text:span text:style-name="T82">00</text:span></text:span><text:span text:style-name="Teletype"><text:span text:style-name="T71">b1 </text:span></text:span><text:span text:style-name="Teletype"><text:span text:style-name="T37">7200</text:span></text:span><text:span text:style-name="Teletype"><text:span text:style-name="T71"> <text:s/>Af.o.l.d.e....r. </text:span></text:span></text:p>
      <text:p text:style-name="P19"><text:span text:style-name="Teletype"><text:span text:style-name="T71">0000030: </text:span></text:span><text:span text:style-name="Teletype"><text:span text:style-name="T37">0000 ffff ffff ffff ffff</text:span></text:span><text:span text:style-name="Teletype"><text:span text:style-name="T71"> </text:span></text:span><text:span text:style-name="Teletype"><text:span text:style-name="T97">0000</text:span></text:span><text:span text:style-name="Teletype"><text:span text:style-name="T71"> </text:span></text:span><text:span text:style-name="Teletype"><text:span text:style-name="T37">ffff ffff</text:span></text:span><text:span text:style-name="Teletype"><text:span text:style-name="T71"> <text:s/>................ </text:span></text:span></text:p>
      <text:p text:style-name="P19"><text:span text:style-name="Teletype"><text:span text:style-name="T71">//</text:span></text:span><text:span text:style-name="Teletype"><text:span text:style-name="T11">Status </text:span></text:span><text:span text:style-name="Teletype"><text:span text:style-name="T38">Unicode</text:span></text:span><text:span text:style-name="Teletype"><text:span text:style-name="T36"> </text:span></text:span><text:span text:style-name="Teletype"><text:span text:style-name="T43">attr</text:span></text:span><text:span text:style-name="Teletype"><text:span text:style-name="T41"> </text:span></text:span><text:span text:style-name="Teletype"><text:span text:style-name="T83">Rsvd </text:span></text:span><text:span text:style-name="Teletype"><text:span text:style-name="T72">Checksum </text:span></text:span><text:span text:style-name="Teletype"><text:span text:style-name="T98">FirstCluster</text:span></text:span></text:p>
      <text:p text:style-name="P19"><text:span text:style-name="Teletype"><text:span text:style-name="T71">//</text:span></text:span><text:span text:style-name="Teletype"><text:span text:style-name="T72">Here goes the corresponding 8.3 entries</text:span></text:span></text:p>
      <text:p text:style-name="P19"><text:span text:style-name="Teletype"><text:span text:style-name="T113">0000040: 464f 4c44 4552 2020 2020 2010 0064 998a <text:s/>FOLDER <text:s text:c="4"/>..d.. </text:span></text:span></text:p>
      <text:p text:style-name="P19"><text:span text:style-name="Teletype"><text:span text:style-name="T113">0000050: 7043 7043 0000 998a 7043 0500 0000 0000 <text:s/>pCpC....pC......</text:span></text:span></text:p>
      <text:p text:style-name="P19"><text:span text:style-name="Teletype"><text:span text:style-name="T113"/></text:span></text:p>
      <text:p text:style-name="P21"><text:span text:style-name="Teletype"><text:span text:style-name="T132">#Status: 01: first LFN, 02: second LFN, ... last LFN: 40 + 0N</text:span></text:span></text:p>
      <text:p text:style-name="P22"><text:span text:style-name="Teletype"><text:span text:style-name="T132">#Deleted: status=0xe5</text:span></text:span></text:p>
      <text:p text:style-name="P22"><text:span text:style-name="Teletype"><text:span text:style-name="T132">#attr: always 0F</text:span></text:span></text:p>
      <text:p text:style-name="P22"><text:span text:style-name="Teletype"><text:span text:style-name="T132">#FirstCluster: always 0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onospace" svg:font-family="monospace" style:font-pitch="fixed"/>
    <style:font-face style:name="DejaVu Sans Mono" svg:font-family="'DejaVu Sans Mono'" style:font-family-generic="modern" style:font-pitch="fixed"/>
    <style:font-face style:name="FreeSans" svg:font-family="FreeSans" style:font-family-generic="modern" style:font-pitch="fixed"/>
    <style:font-face style:name="WenQuanYi Zen Hei Mono" svg:font-family="'WenQuanYi Zen Hei Mono'" style:font-family-generic="modern" style:font-pitch="fixed"/>
    <style:font-face style:name="FreeSerif" svg:font-family="FreeSerif" style:font-adornments="Mitte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in" fo:margin-right="0in" fo:line-height="150%" fo:text-align="justify" style:justify-single-word="false" fo:text-indent="0in" style:auto-text-indent="true" style:page-number="auto" fo:background-color="transparent" style:shadow="none">
        <style:tab-stops/>
        <style:background-image/>
      </style:paragraph-properties>
      <style:text-properties style:font-name="FreeSerif" fo:font-family="FreeSerif" style:font-style-name="Mittel" style:font-family-generic="roman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.0835in" style:contextual-spacing="false" style:page-number="auto"/>
      <style:text-properties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First_20_line_20_indent" style:display-name="First line indent" style:family="paragraph" style:parent-style-name="Text_20_body" style:class="text" style:master-page-name="">
      <style:paragraph-properties fo:margin-left="0in" fo:margin-right="0in" fo:line-height="150%" fo:text-indent="0.3in" style:auto-text-indent="false" style:page-number="auto" fo:background-color="transparent" style:shadow="none">
        <style:tab-stops/>
        <style:background-image/>
      </style:paragraph-properties>
      <style:text-properties style:font-size-asian="10.5pt"/>
    </style:style>
    <style:style style:name="Untitled1" style:family="paragraph" style:parent-style-name="Text_20_body" style:class="text" style:master-page-name="">
      <style:paragraph-properties fo:margin-left="0in" fo:margin-right="0in" fo:text-align="justify" style:justify-single-word="false" fo:text-indent="0in" style:auto-text-indent="true" style:page-number="auto"/>
      <style:text-properties style:font-name="FreeSerif" fo:font-family="FreeSerif" style:font-style-name="Mittel" style:font-family-generic="roman" style:font-pitch="variable" style:font-size-asian="10.5pt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eletype" style:family="text">
      <style:text-properties style:font-name="DejaVu Sans Mono" fo:font-family="'DejaVu Sans Mono'" style:font-family-generic="modern" style:font-pitch="fixed" style:font-name-asian="WenQuanYi Zen Hei Mono" style:font-family-asian="'WenQuanYi Zen Hei Mono'" style:font-family-generic-asian="modern" style:font-pitch-asian="fixed" style:font-name-complex="FreeSans" style:font-family-complex="FreeSans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zhoulingyan </meta:initial-creator>
    <meta:creation-date>2010-11-10T16:44:36</meta:creation-date>
    <meta:generator>LibreOffice/4.1.3.2$Linux_X86_64 LibreOffice_project/410m0$Build-2</meta:generator>
    <dc:date>2013-12-02T21:39:19.631475640</dc:date>
    <meta:editing-duration>PT3H31M2S</meta:editing-duration>
    <meta:editing-cycles>35</meta:editing-cycles>
    <meta:document-statistic meta:table-count="0" meta:image-count="0" meta:object-count="0" meta:page-count="4" meta:paragraph-count="53" meta:word-count="455" meta:character-count="2894" meta:non-whitespace-character-count="2426"/>
  </office:meta>
</office:document-meta>
</file>